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mani Willis MATH 341 Assignment 1</text:p>
      <text:p text:style-name="Standard">Do Exercises questions 2, 13,17,19,23 &amp; 24 on page 53-55 of the text book</text:p>
      <text:p text:style-name="Standard">Exercises page 53-55</text:p>
      <text:p text:style-name="Standard">2.</text:p>
      <text:p text:style-name="Standard">a) How many milliseconds (ms) are in 1 second?</text:p>
      <text:p text:style-name="Standard">There are 1 thousand milliseconds in 1 seconds.</text:p>
      <text:p text:style-name="Standard">b) How many microseconds (µs) are in 1 second?</text:p>
      <text:p text:style-name="Standard">There are 1 million microseconds in 1 second.</text:p>
      <text:p text:style-name="Standard">c) How many nanoseconds (ns) are in 1 millisecond?</text:p>
      <text:p text:style-name="Standard">There are 1 billion nanoseconds in 1 second.</text:p>
      <text:p text:style-name="Standard">d) How many microseconds are in 1 millisecond?</text:p>
      <text:p text:style-name="Standard">There are 1 thousand microseconds in 1 millisecond.</text:p>
      <text:p text:style-name="Standard">e) How many nanoseconds are in 1 microsecond?</text:p>
      <text:p text:style-name="Standard">There are 1 thousand nanoseconds in 1 microsecond.</text:p>
      <text:p text:style-name="Standard">f) How many kilobytes (KB) are in 1 gigabyte (GB)?</text:p>
      <text:p text:style-name="Standard">In decimals, there are 1 million kilobytes in 1 gigabyte.</text:p>
      <text:p text:style-name="Standard">In binary, there are 1048576 kilobytes in 1 gigabyte.</text:p>
      <text:p text:style-name="Standard">g) How many kilobytes are in 1 megabyte (MB)?</text:p>
      <text:p text:style-name="Standard">there are 1000 kiliobytes per metric megabyte and 1024 kilobytes per megabyte in binary.</text:p>
      <text:p text:style-name="Standard">h) How many megabytes are in 1 gigabyte (GB)?</text:p>
      <text:p text:style-name="Standard">The conversions are the same between megabyte and gigabyte.</text:p>
      <text:p text:style-name="Standard">i) How many bytes are in 20 megabytes?</text:p>
      <text:p text:style-name="Standard">there are 20 million bytes in 20 metric megabytes.</text:p>
      <text:p text:style-name="Standard">j) How many kilobytes are in 2 gigabytes?</text:p>
      <text:p text:style-name="Standard">there are 2 million kilobytes for every 2 metric gigabytes.</text:p>
      <text:p text:style-name="Standard">13. In the von Neumann model, explain the purpose of the:</text:p>
      <text:p text:style-name="Standard">a) Processing unit</text:p>
      <text:p text:style-name="Standard">The central processing unit consits of a control unit, a logic unit, and a memory unit and they transform inputs of data into other forms of data.</text:p>
      <text:p text:style-name="Standard">b) Program counter</text:p>
      <text:p text:style-name="Standard">The program counter registers, stores, and feeds back programs in order. It is used for simultaneous program running or program storage.</text:p>
      <text:p text:style-name="Standard">17. What are the challenges facing organizations that wish to move to a Cloud platform? What are the</text:p>
      <text:p text:style-name="Standard">risks and benefits?</text:p>
      <text:p text:style-name="Standard">The cloud platform requires the abandonment of physical storage and local computation and all data and computation duties are stored and </text:p>
      <text:p text:style-name="Standard">performed in a computer warehouse.</text:p>
      <text:p text:style-name="Standard">Programmers pay fees to run their programs under a different company specializing in data warehousing. </text:p>
      <text:p text:style-name="Standard">They are liable to fees, theft, restriction of access, and any physical problems that warehouse may encounter.</text:p>
      <text:p text:style-name="Standard">They are also responsible for moving their data if the warehouse cannot perform.</text:p>
      <text:p text:style-name="Standard">19. Explain what it means to “fetch” an instruction.</text:p>
      <text:p text:style-name="Standard">Instuctions are traced back to their location by their address and read to the processing unit which follows the program instructions.</text:p>
      <text:p text:style-name="Standard">23. What are the limitations of Moore’s Law? Why can’t this law hold forever? Explain.</text:p>
      <text:p text:style-name="Standard">The limitations of Moore's law are that computing may evolve away from the need for transistors. Also, we cannot know if Moore's law will work indefinitely.</text:p>
      <text:list xml:id="list1035511639444723716" text:style-name="L1">
        <text:list-item>
          <text:p text:style-name="P1">What are some technical implications of Moore’s Law? What effect does it have on your future?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W</meta:initial-creator>
    <meta:creation-date>2017-01-29T18:59:48.63</meta:creation-date>
    <meta:document-statistic meta:table-count="0" meta:image-count="0" meta:object-count="0" meta:page-count="2" meta:paragraph-count="42" meta:word-count="457" meta:character-count="2667"/>
    <dc:date>2017-01-29T19:01:01.50</dc:date>
    <dc:creator>A W</dc:creator>
    <meta:editing-duration>PT1M19S</meta:editing-duration>
    <meta:editing-cycles>1</meta:editing-cycles>
    <meta:generator>OpenOffice/4.1.2$Win32 OpenOffice.org_project/412m3$Build-9782</meta:generator>
  </office:meta>
</office:document-meta>
</file>